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50000011651B94B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cm" fo:min-width="5.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cm" fo:min-width="5.48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0ff" loext:opacity="100%"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80ff" loext:opacity="100%"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2cm" svg:height="2.396cm" svg:x="1cm" svg:y="1cm">
          <draw:image xlink:href="Pictures/10000001000001350000011651B94B19.png" xlink:type="simple" xlink:show="embed" xlink:actuate="onLoad" draw:mime-type="image/png">
            <text:p/>
          </draw:image>
        </draw:frame>
        <draw:g draw:style-name="gr2">
          <draw:frame draw:style-name="gr3" draw:text-style-name="P2" draw:layer="layout" svg:width="6.501cm" svg:height="1.673cm" svg:x="3.79cm" svg:y="1.265cm">
            <draw:text-box>
              <text:p><text:span text:style-name="T1">ProtectPro</text:span></text:p>
            </draw:text-box>
          </draw:frame>
          <draw:frame draw:style-name="gr4" draw:text-style-name="P3" draw:layer="layout" svg:width="6.382cm" svg:height="0.725cm" svg:x="3.835cm" svg:y="2.406cm">
            <draw:text-box>
              <text:p><text:span text:style-name="T2">Personal safety, technologized.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01:37:15.382227197</meta:creation-date>
    <dc:date>2024-05-15T01:41:26.835810597</dc:date>
    <meta:editing-duration>PT3M14S</meta:editing-duration>
    <meta:editing-cycles>5</meta:editing-cycles>
    <meta:generator>LibreOffice/7.6.6.3$Linux_X86_64 LibreOffice_project/60$Build-3</meta:generator>
    <meta:document-statistic meta:object-count="4"/>
  </office:meta>
</office:document-meta>
</file>